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4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5" style:parent-style-name="Standard" style:family="paragraph">
      <style:paragraph-properties fo:text-align="justify"/>
    </style:style>
    <style:style style:name="P6" style:parent-style-name="Standard" style:list-style-name="LFO9" style:family="paragraph">
      <style:paragraph-properties fo:text-align="justify"/>
    </style:style>
    <style:style style:name="T7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8" style:parent-style-name="Fuentedepárrafopredeter." style:family="text">
      <style:text-properties style:font-name="Calibri" style:font-name-complex="Calibri" fo:font-style="italic" style:font-style-asian="italic" fo:font-size="11pt" style:font-size-asian="11pt" style:font-size-complex="11pt" style:language-asian="en" style:country-asian="US"/>
    </style:style>
    <style:style style:name="T9" style:parent-style-name="Fuentedepárrafopredeter." style:family="text">
      <style:text-properties style:font-name="Calibri" style:font-name-complex="Calibri" fo:font-style="italic" style:font-style-asian="italic" fo:font-size="11pt" style:font-size-asian="11pt" style:font-size-complex="11pt" style:language-asian="en" style:country-asian="US"/>
    </style:style>
    <style:style style:name="P10" style:parent-style-name="Standard" style:family="paragraph">
      <style:paragraph-properties fo:text-align="center"/>
    </style:style>
    <style:style style:name="T11" style:parent-style-name="Fuentedepárrafopredeter." style:family="text">
      <style:text-properties style:font-name="Calibri" style:font-name-complex="Calibri" fo:font-weight="bold" style:font-weight-asian="bold" style:font-weight-complex="bold" fo:font-size="11.5pt" style:font-size-asian="11.5pt" style:font-size-complex="11.5pt" style:text-underline-type="single" style:text-underline-style="solid" style:text-underline-width="auto" style:text-underline-mode="continuous" style:language-asian="en" style:country-asian="US"/>
    </style:style>
    <style:style style:name="P12" style:parent-style-name="Standard" style:family="paragraph">
      <style:paragraph-properties fo:text-align="center"/>
    </style:style>
    <style:style style:name="P13" style:parent-style-name="Standard" style:list-style-name="LFO9" style:family="paragraph">
      <style:paragraph-properties fo:text-align="center"/>
    </style:style>
    <style:style style:name="T14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15" style:parent-style-name="Fuentedepárrafopredeter." style:family="text">
      <style:text-properties style:font-name="Calibri" style:font-name-complex="Calibri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en" style:country-asian="US"/>
    </style:style>
    <style:style style:name="T16" style:parent-style-name="Fuentedepárrafopredeter." style:family="text">
      <style:text-properties style:font-name="Calibri" style:font-name-complex="Calibri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style:language-asian="en" style:country-asian="US"/>
    </style:style>
    <style:style style:name="T17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18" style:parent-style-name="Párrafodelista" style:family="paragraph">
      <style:paragraph-properties fo:text-align="center" fo:margin-left="0.75in">
        <style:tab-stops/>
      </style:paragraph-properties>
    </style:style>
    <style:style style:name="T19" style:parent-style-name="Fuentedepárrafopredeter." style:family="text">
      <style:text-properties style:font-name="Calibri" style:font-name-complex="Calibri" fo:font-weight="bold" style:font-weight-asian="bold" fo:font-size="11.5pt" style:font-size-asian="11.5pt" style:font-size-complex="11.5pt" style:text-underline-type="single" style:text-underline-style="solid" style:text-underline-width="auto" style:text-underline-mode="continuous" style:language-asian="en" style:country-asian="US"/>
    </style:style>
    <style:style style:name="T20" style:parent-style-name="Fuentedepárrafopredeter." style:family="text">
      <style:text-properties style:font-name="Calibri" style:font-name-complex="Calibri" fo:font-size="11.5pt" style:font-size-asian="11.5pt" style:font-size-complex="11.5pt" style:text-underline-type="single" style:text-underline-style="solid" style:text-underline-width="auto" style:text-underline-mode="continuous" style:language-asian="en" style:country-asian="US"/>
    </style:style>
    <style:style style:name="T21" style:parent-style-name="Fuentedepárrafopredeter." style:family="text">
      <style:text-properties style:font-name="Calibri" style:font-name-complex="Calibri" fo:font-weight="bold" style:font-weight-asian="bold" fo:font-size="11.5pt" style:font-size-asian="11.5pt" style:font-size-complex="11.5pt" style:text-underline-type="single" style:text-underline-style="solid" style:text-underline-width="auto" style:text-underline-mode="continuous" style:language-asian="en" style:country-asian="US"/>
    </style:style>
    <style:style style:name="P22" style:parent-style-name="Párrafodelista" style:family="paragraph">
      <style:paragraph-properties fo:text-align="justify"/>
      <style:text-properties style:font-name="Calibri" style:font-name-complex="Calibri" fo:font-size="11pt" style:font-size-asian="11pt" style:font-size-complex="11pt" style:language-asian="en" style:country-asian="US"/>
    </style:style>
    <style:style style:name="P23" style:parent-style-name="Párrafodelista" style:list-style-name="WWNum4" style:family="paragraph">
      <style:paragraph-properties fo:text-align="justify"/>
    </style:style>
    <style:style style:name="T24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25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26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27" style:parent-style-name="Párrafodelista" style:family="paragraph">
      <style:paragraph-properties fo:text-align="justify" fo:margin-left="0.75in">
        <style:tab-stops/>
      </style:paragraph-properties>
    </style:style>
    <style:style style:name="T28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29" style:parent-style-name="Párrafodelista" style:family="paragraph">
      <style:paragraph-properties fo:text-align="justify" fo:margin-left="0in">
        <style:tab-stops/>
      </style:paragraph-properties>
    </style:style>
    <style:style style:name="T30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31" style:parent-style-name="Párrafodelista" style:list-style-name="WWNum3" style:family="paragraph">
      <style:paragraph-properties fo:text-align="justify" fo:margin-left="1.2597in" fo:text-indent="-0.5902in">
        <style:tab-stops>
          <style:tab-stop style:type="left" style:position="0.9062in"/>
        </style:tab-stops>
      </style:paragraph-properties>
    </style:style>
    <style:style style:name="T32" style:parent-style-name="Fuentedepárrafopredeter." style:family="text">
      <style:text-properties style:font-name="Calibri" style:font-name-complex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en" style:country-asian="US"/>
    </style:style>
    <style:style style:name="P33" style:parent-style-name="Párrafodelista" style:list-style-name="WWNum1" style:family="paragraph">
      <style:paragraph-properties fo:text-align="justify" fo:margin-left="1.102in" fo:text-indent="-0.1965in">
        <style:tab-stops/>
      </style:paragraph-properties>
    </style:style>
    <style:style style:name="T34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35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36" style:parent-style-name="Párrafodelista" style:list-style-name="WWNum1" style:family="paragraph">
      <style:paragraph-properties fo:text-align="justify"/>
    </style:style>
    <style:style style:name="T37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38" style:parent-style-name="Párrafodelista" style:list-style-name="WWNum1" style:family="paragraph">
      <style:paragraph-properties fo:text-align="justify"/>
    </style:style>
    <style:style style:name="T39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40" style:parent-style-name="Párrafodelista" style:list-style-name="WWNum1" style:family="paragraph">
      <style:paragraph-properties fo:text-align="justify"/>
    </style:style>
    <style:style style:name="T41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42" style:parent-style-name="Párrafodelista" style:list-style-name="WWNum1" style:family="paragraph">
      <style:paragraph-properties fo:text-align="justify"/>
    </style:style>
    <style:style style:name="T43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44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45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46" style:parent-style-name="Fuentedepárrafopredeter." style:family="text">
      <style:text-properties style:font-name="Calibri" style:font-name-complex="Calibri" fo:color="#2E74B5" fo:font-size="11pt" style:font-size-asian="11pt" style:font-size-complex="11pt" fo:background-color="#FF0000" style:language-asian="en" style:country-asian="US"/>
    </style:style>
    <style:style style:name="T47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48" style:parent-style-name="Fuentedepárrafopredeter." style:family="text">
      <style:text-properties style:font-name="Calibri" style:font-name-complex="Calibri" fo:font-style="italic" style:font-style-asian="italic" fo:color="#2E74B5" fo:font-size="11pt" style:font-size-asian="11pt" style:font-size-complex="11pt" style:language-asian="en" style:country-asian="US"/>
    </style:style>
    <style:style style:name="T49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50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51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52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53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54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55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56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57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58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59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60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61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62" style:parent-style-name="Párrafodelista" style:list-style-name="WWNum1" style:family="paragraph">
      <style:paragraph-properties fo:text-align="justify" fo:margin-left="1.1416in" fo:text-indent="-0.1965in">
        <style:tab-stops/>
      </style:paragraph-properties>
    </style:style>
    <style:style style:name="T63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64" style:parent-style-name="Párrafodelista" style:family="paragraph">
      <style:paragraph-properties fo:text-align="justify" fo:margin-left="0.75in">
        <style:tab-stops/>
      </style:paragraph-properties>
      <style:text-properties style:font-name="Calibri" style:font-name-complex="Calibri" fo:font-size="11pt" style:font-size-asian="11pt" style:font-size-complex="11pt" style:language-asian="en" style:country-asian="US"/>
    </style:style>
    <style:style style:name="P65" style:parent-style-name="Párrafodelista" style:list-style-name="WWNum4" style:family="paragraph">
      <style:paragraph-properties fo:text-align="justify"/>
    </style:style>
    <style:style style:name="T66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67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68" style:parent-style-name="Párrafodelista" style:family="paragraph">
      <style:paragraph-properties fo:text-align="justify" fo:margin-left="0.25in">
        <style:tab-stops/>
      </style:paragraph-properties>
    </style:style>
    <style:style style:name="T69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70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71" style:parent-style-name="Párrafodelista" style:family="paragraph">
      <style:paragraph-properties fo:text-align="justify" fo:margin-left="0.25in">
        <style:tab-stops/>
      </style:paragraph-properties>
    </style:style>
    <style:style style:name="T72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73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T74" style:parent-style-name="Fuentedepárrafopredeter." style:family="text">
      <style:text-properties style:font-name="Calibri" style:font-name-complex="Calibri" fo:color="#FF0000" fo:font-size="11pt" style:font-size-asian="11pt" style:font-size-complex="11pt" style:language-asian="en" style:country-asian="US"/>
    </style:style>
    <style:style style:name="P75" style:parent-style-name="Párrafodelista" style:family="paragraph">
      <style:paragraph-properties fo:text-align="justify" fo:margin-left="0.75in">
        <style:tab-stops/>
      </style:paragraph-properties>
      <style:text-properties style:font-name="Calibri" style:font-name-complex="Calibri" fo:font-size="11pt" style:font-size-asian="11pt" style:font-size-complex="11pt" style:language-asian="en" style:country-asian="US"/>
    </style:style>
    <style:style style:name="P76" style:parent-style-name="Párrafodelista" style:list-style-name="WWNum2" style:family="paragraph">
      <style:paragraph-properties fo:text-align="justify" fo:margin-left="0.9055in" fo:text-indent="-0.2361in">
        <style:tab-stops/>
      </style:paragraph-properties>
    </style:style>
    <style:style style:name="T77" style:parent-style-name="Fuentedepárrafopredeter." style:family="text">
      <style:text-properties style:font-name="Calibri" style:font-name-complex="Calibri" fo:font-size="11pt" style:font-size-asian="11pt" style:font-size-complex="11pt" style:language-asian="en" style:country-asian="US"/>
    </style:style>
    <style:style style:name="P78" style:parent-style-name="Párrafodelista" style:list-style-name="WWNum2" style:family="paragraph">
      <style:paragraph-properties fo:text-align="justify" fo:margin-left="0.9451in" fo:text-indent="-0.2756in">
        <style:tab-stops>
          <style:tab-stop style:type="left" style:position="0.9131in"/>
        </style:tab-stops>
      </style:paragraph-properties>
    </style:style>
    <style:style style:name="T79" style:parent-style-name="Fuentedepárrafopredeter." style:family="text">
      <style:text-properties style:font-name="Calibri" style:font-name-complex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 style:language-asian="en" style:country-asian="US"/>
    </style:style>
    <style:style style:name="P80" style:parent-style-name="Párrafodelista" style:list-style-name="WWNum5" style:family="paragraph">
      <style:paragraph-properties fo:text-align="justify" fo:margin-left="0.5118in" fo:text-indent="0.5118in">
        <style:tab-stops>
          <style:tab-stop style:type="left" style:position="1.1763in"/>
        </style:tab-stops>
      </style:paragraph-properties>
    </style:style>
    <style:style style:name="T81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82" style:parent-style-name="Fuentedepárrafopredeter." style:family="text">
      <style:text-properties style:font-name="Calibri" style:font-name-complex="Calibri" fo:color="#CE181E" fo:font-size="11pt" style:font-size-asian="11pt" style:font-size-complex="11pt" style:language-asian="en" style:country-asian="US"/>
    </style:style>
    <style:style style:name="T83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84" style:parent-style-name="Párrafodelista" style:list-style-name="WWNum2" style:family="paragraph">
      <style:paragraph-properties fo:text-align="justify" fo:margin-left="2.0076in" fo:text-indent="-0.2756in">
        <style:tab-stops/>
      </style:paragraph-properties>
    </style:style>
    <style:style style:name="T85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86" style:parent-style-name="Fuentedepárrafopredeter." style:family="text">
      <style:text-properties style:font-name="Calibri" style:font-name-complex="Calibri" fo:color="#2E74B5" fo:font-size="11pt" style:font-size-asian="11pt" style:font-size-complex="11pt" fo:background-color="#FF0000" style:language-asian="en" style:country-asian="US"/>
    </style:style>
    <style:style style:name="T87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88" style:parent-style-name="Párrafodelista" style:list-style-name="WWNum2" style:family="paragraph">
      <style:paragraph-properties fo:text-align="justify" fo:margin-left="2.0076in" fo:text-indent="-0.2756in">
        <style:tab-stops/>
      </style:paragraph-properties>
    </style:style>
    <style:style style:name="T89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90" style:parent-style-name="Fuentedepárrafopredeter." style:family="text">
      <style:text-properties style:font-name="Calibri" style:font-name-complex="Calibri" fo:color="#2E74B5" fo:font-size="11pt" style:font-size-asian="11pt" style:font-size-complex="11pt" fo:background-color="#FFFF00" style:language-asian="en" style:country-asian="US"/>
    </style:style>
    <style:style style:name="T91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92" style:parent-style-name="Párrafodelista" style:list-style-name="WWNum2" style:family="paragraph">
      <style:paragraph-properties fo:text-align="justify" fo:margin-left="2.0076in" fo:text-indent="-0.2756in">
        <style:tab-stops/>
      </style:paragraph-properties>
    </style:style>
    <style:style style:name="T93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94" style:parent-style-name="Fuentedepárrafopredeter." style:family="text">
      <style:text-properties style:font-name="Calibri" style:font-name-complex="Calibri" fo:color="#2E74B5" fo:font-size="11pt" style:font-size-asian="11pt" style:font-size-complex="11pt" fo:background-color="#00FF00" style:language-asian="en" style:country-asian="US"/>
    </style:style>
    <style:style style:name="T95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96" style:parent-style-name="Párrafodelista" style:list-style-name="WWNum2" style:family="paragraph">
      <style:paragraph-properties fo:text-align="justify" fo:margin-left="2.0076in" fo:text-indent="-0.2756in">
        <style:tab-stops/>
      </style:paragraph-properties>
    </style:style>
    <style:style style:name="T97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98" style:parent-style-name="Fuentedepárrafopredeter." style:family="text">
      <style:text-properties style:font-name="Calibri" style:font-name-complex="Calibri" fo:color="#2E74B5" fo:font-size="11pt" style:font-size-asian="11pt" style:font-size-complex="11pt" fo:background-color="#C0C0C0" style:language-asian="en" style:country-asian="US"/>
    </style:style>
    <style:style style:name="T99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100" style:parent-style-name="Párrafodelista" style:list-style-name="WWNum7" style:family="paragraph">
      <style:paragraph-properties fo:text-align="justify" fo:margin-left="1.1812in" fo:text-indent="-0.2361in">
        <style:tab-stops>
          <style:tab-stop style:type="left" style:position="0.8972in"/>
        </style:tab-stops>
      </style:paragraph-properties>
    </style:style>
    <style:style style:name="T101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T102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103" style:parent-style-name="Párrafodelista" style:list-style-name="WWNum7" style:family="paragraph">
      <style:paragraph-properties fo:text-align="justify" fo:margin-left="1.1812in" fo:text-indent="-0.2361in">
        <style:tab-stops>
          <style:tab-stop style:type="left" style:position="0.8972in"/>
        </style:tab-stops>
      </style:paragraph-properties>
    </style:style>
    <style:style style:name="T104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105" style:parent-style-name="Párrafodelista" style:list-style-name="WWNum7" style:family="paragraph">
      <style:paragraph-properties fo:text-align="justify"/>
    </style:style>
    <style:style style:name="T106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107" style:parent-style-name="Párrafodelista" style:list-style-name="WWNum7" style:family="paragraph">
      <style:paragraph-properties fo:text-align="justify"/>
    </style:style>
    <style:style style:name="T108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  <style:style style:name="P109" style:parent-style-name="Párrafodelista" style:list-style-name="WWNum7" style:family="paragraph">
      <style:paragraph-properties fo:text-align="justify" fo:margin-left="1.1812in" fo:text-indent="-0.2361in">
        <style:tab-stops/>
      </style:paragraph-properties>
    </style:style>
    <style:style style:name="T110" style:parent-style-name="Fuentedepárrafopredeter." style:family="text">
      <style:text-properties style:font-name="Calibri" style:font-name-complex="Calibri" fo:color="#2E74B5" fo:font-size="11pt" style:font-size-asian="11pt" style:font-size-complex="11pt" style:language-asian="en" style:country-asian="US"/>
    </style:style>
  </office:automatic-styles>
  <office:body>
    <office:text text:use-soft-page-breaks="true">
      <text:p text:style-name="P1"><text:span text:style-name="T4">Sería deseable que el <text:s/>desplegable mostrase datos según <text:s/>el perfil del usuario:</text:span></text:p>
      <text:p text:style-name="P5"/>
      <text:list text:style-name="LFO9" text:continue-numbering="true">
        <text:list-item>
          <text:p text:style-name="P6"><text:span text:style-name="T7">Visualización restringida a usuarios del CENAD mediante contraseña de acceso<text:s/></text:span><text:span text:style-name="T8">(uso interno del CENAD :<text:s/></text:span><text:span text:style-name="T9">Jefatura y PLM, TDM/EOD, Sc. Seguridad y C/I, …</text:span></text:p>
        </text:list-item>
      </text:list>
      <text:p text:style-name="P10"><text:span text:style-name="T11">TODOS LOS DATOS de comunicación y desactivación <text:s/>(UXO,s ACTIVOS+HISTÓRICO)</text:span></text:p>
      <text:p text:style-name="P12"/>
      <text:list text:style-name="LFO9" text:continue-numbering="true">
        <text:list-item>
          <text:p text:style-name="P13"><text:span text:style-name="T14">Visualización de<text:s/></text:span><text:span text:style-name="T15">datos INFORMATIVOS de los UXO,s comunicados, pendientes de acciones de neutralización y por lo tanto supuestamente<text:s/></text:span><text:span text:style-name="T16">activos</text:span><text:span text:style-name="T17">: Utilidad: Seguridad en desplazamientos y temas tácticos, discriminación de nuevos UXO,s de los ya localizados con anterioridad,…: <text:s text:c="2"/></text:span></text:p>
        </text:list-item>
      </text:list>
      <text:p text:style-name="P18"><text:span text:style-name="T19">SÓLO</text:span><text:span text:style-name="T20"><text:s/></text:span><text:span text:style-name="T21">DATOS de comunicación UXO,s ACTIVOS, apartados 1, 2, 3, 6, 7.</text:span></text:p>
      <text:p text:style-name="P22"/>
      <text:list text:style-name="WWNum4">
        <text:list-item text:start-value="1">
          <text:p text:style-name="P23"><text:span text:style-name="T24">Localizar y poner sobre el plano digital todos</text:span><text:span text:style-name="T25"><text:s/>los NOEX  pendientes de explosionar:<text:s/></text:span><text:span text:style-name="T26"><text:tab/></text:span></text:p>
        </text:list-item>
      </text:list>
      <text:p text:style-name="P27"><text:span text:style-name="T28">Debería permitir:</text:span></text:p>
      <text:p text:style-name="P29"><text:span text:style-name="T30"><text:s text:c="14"/></text:span></text:p>
      <text:list text:style-name="WWNum3">
        <text:list-item>
          <text:p text:style-name="P31"><text:span text:style-name="T32">Datos de comunicación de UXO localizado:</text:span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3"><text:span text:style-name="T34">Coordenadas (como etiqueta emergente al pasar el cursor del ratón por encima y como parte del <text:s/>formulario emergente al clicar dos veces sobre<text:s/></text:span><text:span text:style-name="T35">el símbolo)</text:span></text:p>
                  <text:list text:continue-numbering="true">
                    <text:list-item>
                      <text:p text:style-name="P36"><text:span text:style-name="T37">Datum</text:span></text:p>
                    </text:list-item>
                    <text:list-item>
                      <text:p text:style-name="P38"><text:span text:style-name="T39">Nº de Huso UTM</text:span></text:p>
                    </text:list-item>
                    <text:list-item>
                      <text:p text:style-name="P40"><text:span text:style-name="T41">Coordenadas X al metro: 6 dígitos</text:span></text:p>
                    </text:list-item>
                    <text:list-item>
                      <text:p text:style-name="P42"><text:span text:style-name="T43">Coordenadas Y al metro: 7 dígitos</text:span></text:p>
                    </text:list-item>
                  </text:list>
                </text:list-item>
                <text:list-item>
                  <text:p text:style-name="P44"><text:span text:style-name="T45">Estado (sólo símbolo color<text:s/></text:span><text:span text:style-name="T46">rojo</text:span><text:span text:style-name="T47"><text:s/>como<text:s/></text:span><text:span text:style-name="T48">Pendiente desactivación</text:span><text:span text:style-name="T49"><text:s/>)</text:span></text:p>
                </text:list-item>
                <text:list-item>
                  <text:p text:style-name="P50"><text:span text:style-name="T51">Descripción del UXO (Tipo/modelo/calibre artefacto )</text:span></text:p>
                </text:list-item>
                <text:list-item>
                  <text:p text:style-name="P52"><text:span text:style-name="T53">UCO que comunica</text:span></text:p>
                </text:list-item>
                <text:list-item>
                  <text:p text:style-name="P54"><text:span text:style-name="T55">Fecha <text:s/>localización/señalización</text:span></text:p>
                </text:list-item>
                <text:list-item>
                  <text:p text:style-name="P56"><text:span text:style-name="T57">Señalización UXO (descripción)</text:span></text:p>
                </text:list-item>
                <text:list-item>
                  <text:p text:style-name="P58"><text:span text:style-name="T59">Fotografía/s <text:s/>UXO y señalización.</text:span></text:p>
                </text:list-item>
                <text:list-item>
                  <text:p text:style-name="P60"><text:span text:style-name="T61">Observaciones comunicación.</text:span></text:p>
                </text:list-item>
                <text:list-item>
                  <text:p text:style-name="P62"><text:span text:style-name="T63">Asignación de Nº REGISTRO</text:span></text:p>
                </text:list-item>
              </text:list>
            </text:list-item>
          </text:list>
        </text:list-item>
      </text:list>
      <text:p text:style-name="P64"/>
      <text:list text:style-name="WWNum4" text:continue-numbering="true">
        <text:list-item>
          <text:p text:style-name="P65"><text:span text:style-name="T66">A</text:span><text:span text:style-name="T67">mpliación de datos relacionados con los procesos de neutralización de los UXO,s: desactivación, fecha, especialista ejecutor, etc.</text:span></text:p>
        </text:list-item>
      </text:list>
      <text:p text:style-name="P68"><text:span text:style-name="T69">El conjunto A + B, permitiría mantener un histórico de datos sobre localización de UXO,s (tanto pendientes, como ya desactiv</text:span><text:span text:style-name="T70">ados) como fuente de datos para futuros análisis: Priorizaciones de zonas para rastrilleos, reconocimientos en profundidad en anillos cortafuegos y periodicidad según las concentraciones de UXO,s en periodos de tiempo, etc</text:span></text:p>
      <text:p text:style-name="P71"><text:span text:style-name="T72">Documento ya solicitado por DIVOP</text:span><text:span text:style-name="T73">E<text:s/></text:span><text:span text:style-name="T74">(contenido en punto 2).</text:span></text:p>
      <text:p text:style-name="P75"/>
      <text:list text:style-name="WWNum2" text:continue-numbering="true">
        <text:list-item>
          <text:list>
            <text:list-item>
              <text:p text:style-name="P76"><text:span text:style-name="T77">Datos de comunicación de UXO localizado (recogido en el punto A anterior).</text:span></text:p>
            </text:list-item>
            <text:list-item>
              <text:p text:style-name="P78"><text:span text:style-name="T79">Datos de desactivación de UXO:</text:span></text:p>
            </text:list-item>
          </text:list>
        </text:list-item>
      </text:list>
      <text:list text:style-name="WWNum5">
        <text:list-item text:start-value="2">
          <text:p text:style-name="P80"><text:span text:style-name="T81">Estado (Color)-</text:span><text:span text:style-name="T82">Ampliación</text:span><text:span text:style-name="T83"><text:s/>de datos-</text:span></text:p>
        </text:list-item>
      </text:list>
      <text:list text:style-name="WW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85">Pendiente desactivación (</text:span><text:span text:style-name="T86">por color símbolo</text:span><text:span text:style-name="T87">) en punto A anterior</text:span></text:p>
                    </text:list-item>
                    <text:list-item>
                      <text:p text:style-name="P88"><text:span text:style-name="T89">Destruido (</text:span><text:span text:style-name="T90">por color símbolo</text:span><text:span text:style-name="T91">)</text:span></text:p>
                    </text:list-item>
                    <text:list-item>
                      <text:p text:style-name="P92"><text:span text:style-name="T93">Retirado (</text:span><text:span text:style-name="T94">por color símbolo</text:span><text:span text:style-name="T95">)</text:span></text:p>
                    </text:list-item>
                    <text:list-item>
                      <text:p text:style-name="P96"><text:span text:style-name="T97">No localizado (</text:span><text:span text:style-name="T98">por color símbolo</text:span><text:span text:style-name="T99">)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7" text:continue-numbering="true">
        <text:list-item>
          <text:list>
            <text:list-item>
              <text:list>
                <text:list-item>
                  <text:p text:style-name="P100"><text:span text:style-name="T101">Fecha desactivación (destruido/retirado) (como parte del <text:s/>formulario emergente al clicar</text:span><text:span text:style-name="T102"><text:s/>dos veces sobre el símbolo)</text:span></text:p>
                </text:list-item>
                <text:list-item>
                  <text:p text:style-name="P103"><text:span text:style-name="T104">Ejecución desactivación:</text:span></text:p>
                  <text:list text:continue-numbering="true">
                    <text:list-item>
                      <text:p text:style-name="P105"><text:span text:style-name="T106">TDM (UCO/Ejecutor)</text:span></text:p>
                    </text:list-item>
                    <text:list-item>
                      <text:p text:style-name="P107"><text:span text:style-name="T108">EOD (Unidad)</text:span></text:p>
                    </text:list-item>
                  </text:list>
                </text:list-item>
                <text:list-item>
                  <text:p text:style-name="P109"><text:span text:style-name="T110">Observaciones desactivació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complex="Times New Roman" style:font-size-complex="12pt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="Calibri" style:font-name-asian="Calibri" style:font-name-complex="Courier New" fo:color="#5B9BD5" fo:font-size="11pt" style:font-size-asian="11pt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="Calibri" style:font-name-asian="Calibri" style:font-name-complex="Calibri" fo:font-weight="bold" style:font-weight-asian="bold" style:text-line-through-type="none" fo:font-size="11pt" style:font-size-asian="11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="Calibri" style:font-name-asian="Calibri" style:font-name-complex="Symbol" fo:font-size="11pt" style:font-size-asian="11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Wingdings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="Calibri" style:font-name-asian="Calibri" style:font-name-complex="OpenSymbol" fo:font-size="11pt" style:font-size-asian="11pt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fo:font-weight="bold" style:font-weight-asian="bold" style:text-line-through-type="none" fo:font-size="11pt" style:font-size-asian="11pt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="Calibri" style:font-name-asian="Calibri" style:font-name-complex="OpenSymbol" fo:font-size="11pt" style:font-size-asian="11pt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Courier New" style:font-name-complex="Courier New"/>
    </style:style>
    <style:style style:name="WW_CharLFO2LVL4" style:family="text">
      <style:text-properties style:font-name="Symbol" style:font-name-complex="Symbol" fo:font-size="11pt" style:font-size-asian="11pt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2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OpenSymbol" fo:font-size="11pt" style:font-size-asian="11pt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3LVL2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number text:level="3" style:num-suffix="." style:num-format="1" text:start-value="10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bold" style:font-weight-asian="bold" style:text-line-through-type="none" fo:font-size="11pt" style:font-size-asian="11pt"/>
    </style:style>
    <text:list-style style:name="WWNum4" style:display-name="WWNum4">
      <text:list-level-style-number text:level="1" text:style-name="WW_CharLFO5LVL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8LVL2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OpenSymbol" fo:font-size="11pt" style:font-size-asian="11pt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Num7" style:display-name="WWNum7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8LVL2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number text:level="3" style:num-suffix="." style:num-format="1" text:start-value="10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fo:font-size="10.5pt" style:font-size-asian="10.5pt" style:font-size-complex="10.5pt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<text:span text:style-name="T3">PROPUESTA PARA REGISTRO Y REPRESENTACIÓN DE UXO EN PLANO DIGITA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ORQUE PEREZ FELIX</meta:initial-creator>
    <dc:creator>TORREBLANCA GASPAR CARLOS JAVIER</dc:creator>
    <meta:creation-date>2019-04-05T12:10:00Z</meta:creation-date>
    <dc:date>2019-04-08T07:11:00Z</dc:date>
    <meta:template xlink:href="Normal" xlink:type="simple"/>
    <meta:editing-cycles>17</meta:editing-cycles>
    <meta:editing-duration>PT10500S</meta:editing-duration>
    <meta:user-defined meta:name="AppVersion">12.0000</meta:user-defined>
    <meta:user-defined meta:name="Company">Ministerio de Defen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65" meta:character-count="2374" meta:row-count="16" meta:non-whitespace-character-count="2013"/>
  </office:meta>
</office:document-meta>
</file>